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chikitbrowser-harness.xul1" table:style-name="ta1"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chrome://mochikit/content/browser-harness.xul</text:p>
          </table:table-cell>
          <table:table-cell/>
          <table:table-cell office:value-type="string" calcext:value-type="string">
            <text:p>chrome://mochikit/content/browser-harness.xul</text:p>
          </table:table-cell>
          <table:table-cell/>
          <table:table-cell table:number-columns-repeated="35" office:value-type="string" calcext:value-type="string">
            <text:p>chrome://mochikit/content/browser-harness.xul</text:p>
          </table:table-cell>
          <table:table-cell/>
          <table:table-cell table:number-columns-repeated="6" office:value-type="string" calcext:value-type="string">
            <text:p>chrome://mochikit/content/browser-harness.xul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15" office:value-type="float" office:value="127" calcext:value-type="float">
            <text:p>127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4" office:value-type="float" office:value="127" calcext:value-type="float">
            <text:p>127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5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15" office:value-type="float" office:value="137" calcext:value-type="float">
            <text:p>137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4" office:value-type="float" office:value="137" calcext:value-type="float">
            <text:p>137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5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15" office:value-type="float" office:value="138" calcext:value-type="float">
            <text:p>138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34" office:value-type="float" office:value="138" calcext:value-type="float">
            <text:p>138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5" office:value-type="float" office:value="140" calcext:value-type="float">
            <text:p>140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4" office:value-type="float" office:value="140" calcext:value-type="float">
            <text:p>14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"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15" office:value-type="float" office:value="141" calcext:value-type="float">
            <text:p>141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34" office:value-type="float" office:value="141" calcext:value-type="float">
            <text:p>141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5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15" office:value-type="float" office:value="142" calcext:value-type="float">
            <text:p>142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34" office:value-type="float" office:value="142" calcext:value-type="float">
            <text:p>142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5"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15" office:value-type="float" office:value="144" calcext:value-type="float">
            <text:p>144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34" office:value-type="float" office:value="144" calcext:value-type="float">
            <text:p>14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5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15" office:value-type="float" office:value="147" calcext:value-type="float">
            <text:p>147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34" office:value-type="float" office:value="147" calcext:value-type="float">
            <text:p>14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5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15" office:value-type="float" office:value="148" calcext:value-type="float">
            <text:p>14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34" office:value-type="float" office:value="148" calcext:value-type="float">
            <text:p>148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5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15" office:value-type="float" office:value="149" calcext:value-type="float">
            <text:p>149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34" office:value-type="float" office:value="149" calcext:value-type="float">
            <text:p>149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5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15" office:value-type="float" office:value="150" calcext:value-type="float">
            <text:p>150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34" office:value-type="float" office:value="150" calcext:value-type="float">
            <text:p>150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5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15" office:value-type="float" office:value="151" calcext:value-type="float">
            <text:p>151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34" office:value-type="float" office:value="151" calcext:value-type="float">
            <text:p>151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5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15" office:value-type="float" office:value="155" calcext:value-type="float">
            <text:p>155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34" office:value-type="float" office:value="155" calcext:value-type="float">
            <text:p>155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5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16"/>
          <table:table-cell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5"/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16"/>
          <table:table-cell office:value-type="float" office:value="148" calcext:value-type="float">
            <text:p>148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35"/>
          <table:table-cell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16"/>
          <table:table-cell office:value-type="float" office:value="149" calcext:value-type="float">
            <text:p>149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35"/>
          <table:table-cell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16"/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5"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6"/>
          <table:table-cell office:value-type="float" office:value="151" calcext:value-type="float">
            <text:p>151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35"/>
          <table:table-cell office:value-type="float" office:value="151" calcext:value-type="float">
            <text:p>15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0:26:48.228000000</dc:date>
    <meta:editing-duration>PT4M56S</meta:editing-duration>
    <meta:editing-cycles>1</meta:editing-cycles>
    <meta:document-statistic meta:table-count="1" meta:cell-count="894" meta:object-count="0"/>
    <meta:generator>LibreOffice/5.1.0.3$Windows_x86 LibreOffice_project/5e3e00a007d9b3b6efb6797a8b8e57b51ab1f737</meta:generator>
  </office:meta>
</office:document-meta>
</file>